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81"/>
        <table:table-column table:style-name="co34" table:default-cell-style-name="ce181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6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43.32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51.17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New Ithkuil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65"/>
        </table:table-row>
        <table:table-row table:style-name="ro10" table:number-rows-repeated="5">
          <table:table-cell table:number-columns-repeated="65"/>
        </table:table-row>
        <table:table-row table:style-name="ro10">
          <table:table-cell table:number-columns-repeated="65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AW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AW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</number:dat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Welcome" style:display-name="PageStyle_Welco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3-19T18:35:49.452933045</dc:date>
    <meta:editing-duration>P30DT3M11S</meta:editing-duration>
    <meta:editing-cycles>163</meta:editing-cycles>
    <meta:document-statistic meta:table-count="3" meta:cell-count="103" meta:object-count="0"/>
  </office:meta>
</office:document-meta>
</file>